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table:style-name="ce3"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table:formula="of:= 24" office:value-type="float" office:value="24" calcext:value-type="float">
            <text:p>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5450" calcext:value-type="float">
            <text:p>15450</text:p>
          </table:table-cell>
          <table:table-cell table:style-name="ce3" table:formula="of:=-[.C2]*[.B2]" office:value-type="float" office:value="-30.17578125" calcext:value-type="float">
            <text:p>-30.175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table:style-name="ce4" office:value-type="float" office:value="6200" calcext:value-type="float">
            <text:p>6200</text:p>
          </table:table-cell>
          <table:table-cell table:style-name="ce3" table:formula="of:=-[.C3]*[.B3]" office:value-type="float" office:value="-96.875" calcext:value-type="float">
            <text:p>-9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2 &lt;24</text:p>
          </table:table-cell>
          <table:table-cell table:formula="of:=9/512" office:value-type="float" office:value="0.017578125" calcext:value-type="float">
            <text:p>0.017578125</text:p>
          </table:table-cell>
          <table:table-cell office:value-type="float" office:value="5850" calcext:value-type="float">
            <text:p>5850</text:p>
          </table:table-cell>
          <table:table-cell table:style-name="ce3" table:formula="of:=-[.C4]*[.B4]" office:value-type="float" office:value="-102.83203125" calcext:value-type="float">
            <text:p>-102.83203125</text:p>
          </table:table-cell>
          <table:table-cell table:style-name="ce3" office:value-type="string" calcext:value-type="string">
            <text:p>House edge </text:p>
          </table:table-cell>
          <table:table-cell table:style-name="ce3" table:formula="of:=(SUM([.D2:.D7]))/[.A9]*10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&gt;=20 &lt;22</text:p>
          </table:table-cell>
          <table:table-cell table:formula="of:=25/512" office:value-type="float" office:value="0.048828125" calcext:value-type="float">
            <text:p>0.048828125</text:p>
          </table:table-cell>
          <table:table-cell office:value-type="float" office:value="4500" calcext:value-type="float">
            <text:p>4500</text:p>
          </table:table-cell>
          <table:table-cell table:style-name="ce3" table:formula="of:=-[.C5]*[.B5]" office:value-type="float" office:value="-219.7265625" calcext:value-type="float">
            <text:p>-219.72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3500" calcext:value-type="float">
            <text:p>3500</text:p>
          </table:table-cell>
          <table:table-cell table:style-name="ce3" table:formula="of:=-[.C6]*[.B6]" office:value-type="float" office:value="-246.09375" calcext:value-type="float">
            <text:p>-246.09375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2:.B6])" office:value-type="float" office:value="0.845703125" calcext:value-type="float">
            <text:p>0.845703125</text:p>
          </table:table-cell>
          <table:table-cell office:value-type="float" office:value="-1000" calcext:value-type="float">
            <text:p>-1000</text:p>
          </table:table-cell>
          <table:table-cell table:style-name="ce3" table:formula="of:=-[.C7]*[.B7]" office:value-type="float" office:value="845.703125" calcext:value-type="float">
            <text:p>845.7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Old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table:style-name="ce3"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0000" calcext:value-type="float">
            <text:p>10000</text:p>
          </table:table-cell>
          <table:table-cell table:style-name="ce3" table:formula="of:=-[.C13]*[.B13]" office:value-type="float" office:value="-19.53125" calcext:value-type="float">
            <text:p>-19.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office:value-type="float" office:value="7500" calcext:value-type="float">
            <text:p>7500</text:p>
          </table:table-cell>
          <table:table-cell table:style-name="ce3" table:formula="of:=-[.C14]*[.B14]" office:value-type="float" office:value="-117.1875" calcext:value-type="float">
            <text:p>-117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20 &lt;24</text:p>
          </table:table-cell>
          <table:table-cell table:formula="of:=34/512" office:value-type="float" office:value="0.06640625" calcext:value-type="float">
            <text:p>0.06640625</text:p>
          </table:table-cell>
          <table:table-cell office:value-type="float" office:value="6500" calcext:value-type="float">
            <text:p>6500</text:p>
          </table:table-cell>
          <table:table-cell table:style-name="ce3" table:formula="of:=-[.C15]*[.B15]" office:value-type="float" office:value="-431.640625" calcext:value-type="float">
            <text:p>-431.640625</text:p>
          </table:table-cell>
          <table:table-cell/>
          <table:table-cell table:style-name="ce3" table:formula="of:=(SUM([.D13:.D18]))/[.A20]*100" office:value-type="float" office:value="-91.796875" calcext:value-type="float">
            <text:p>-91.796875</text:p>
          </table:table-cell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7000" calcext:value-type="float">
            <text:p>7000</text:p>
          </table:table-cell>
          <table:table-cell table:style-name="ce3" table:formula="of:=-[.C16]*[.B16]" office:value-type="float" office:value="-492.1875" calcext:value-type="float">
            <text:p>-492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18 &lt;20</text:p>
          </table:table-cell>
          <table:table-cell table:formula="of:=48/512" office:value-type="float" office:value="0.09375" calcext:value-type="float">
            <text:p>0.09375</text:p>
          </table:table-cell>
          <table:table-cell office:value-type="float" office:value="6500" calcext:value-type="float">
            <text:p>6500</text:p>
          </table:table-cell>
          <table:table-cell table:style-name="ce3" table:formula="of:=-[.C17]*[.B17]" office:value-type="float" office:value="-609.375" calcext:value-type="float">
            <text:p>-609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13:.B17])" office:value-type="float" office:value="0.751953125" calcext:value-type="float">
            <text:p>0.751953125</text:p>
          </table:table-cell>
          <table:table-cell office:value-type="float" office:value="-1000" calcext:value-type="float">
            <text:p>-1000</text:p>
          </table:table-cell>
          <table:table-cell table:style-name="ce3" table:formula="of:=-[.C18]*[.B18]" office:value-type="float" office:value="751.953125" calcext:value-type="float">
            <text:p>751.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xperimental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oney Made / 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Runs</text:p>
          </table:table-cell>
          <table:table-cell office:value-type="float" office:value="10000000" calcext:value-type="float">
            <text:p>10000000</text:p>
          </table:table-cell>
          <table:table-cell table:style-name="ce5" table:formula="of:=[.B24]/[.$B$24]*100%" office:value-type="percentage" office:value="1" calcext:value-type="percentage">
            <text:p>100.00%</text:p>
          </table:table-cell>
          <table:table-cell office:value-type="string" calcext:value-type="string">
            <text:p>1254738346 (total profit for Casino)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412" calcext:value-type="float">
            <text:p>19412</text:p>
          </table:table-cell>
          <table:table-cell table:style-name="ce5" table:formula="of:=[.B25]/[.$B$24]*100%" office:value-type="percentage" office:value="0.0019412" calcext:value-type="percentage">
            <text:p>0.19%</text:p>
          </table:table-cell>
          <table:table-cell table:formula="of:=-[.B25]*[.$C$2]/[.$B$24]" office:value-type="float" office:value="-29.99154" calcext:value-type="float">
            <text:p>-29.99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office:value-type="float" office:value="155872" calcext:value-type="float">
            <text:p>155872</text:p>
          </table:table-cell>
          <table:table-cell table:style-name="ce5" table:formula="of:=[.B26]/[.$B$24]*100%" office:value-type="percentage" office:value="0.0155872" calcext:value-type="percentage">
            <text:p>1.56%</text:p>
          </table:table-cell>
          <table:table-cell table:formula="of:=-[.B26]*[.$C$3]/[.$B$24]" office:value-type="float" office:value="-96.64064" calcext:value-type="float">
            <text:p>-96.64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2 &lt;24</text:p>
          </table:table-cell>
          <table:table-cell office:value-type="float" office:value="176039" calcext:value-type="float">
            <text:p>176039</text:p>
          </table:table-cell>
          <table:table-cell table:style-name="ce5" table:formula="of:=[.B27]/[.$B$24]*100%" office:value-type="percentage" office:value="0.0176039" calcext:value-type="percentage">
            <text:p>1.76%</text:p>
          </table:table-cell>
          <table:table-cell table:formula="of:=-[.B27]*[.$C$4]/[.$B$24]" office:value-type="float" office:value="-102.982815" calcext:value-type="float">
            <text:p>-102.982815</text:p>
          </table:table-cell>
          <table:table-cell office:value-type="string" calcext:value-type="string">
            <text:p>House edge </text:p>
          </table:table-cell>
          <table:table-cell table:formula="of:=SUM([.D25:.D30])/[.A9]*100" office:value-type="float" office:value="14.9776255" calcext:value-type="float">
            <text:p>14.9776255</text:p>
          </table:table-cell>
        </table:table-row>
        <table:table-row table:style-name="ro1">
          <table:table-cell office:value-type="string" calcext:value-type="string">
            <text:p>&gt;=20 &lt;22</text:p>
          </table:table-cell>
          <table:table-cell office:value-type="float" office:value="488501" calcext:value-type="float">
            <text:p>488501</text:p>
          </table:table-cell>
          <table:table-cell table:style-name="ce5" table:formula="of:=[.B28]/[.$B$24]*100%" office:value-type="percentage" office:value="0.0488501" calcext:value-type="percentage">
            <text:p>4.89%</text:p>
          </table:table-cell>
          <table:table-cell table:formula="of:=-[.B28]*[.$C$5]/[.$B$24]" office:value-type="float" office:value="-219.82545" calcext:value-type="float">
            <text:p>-219.8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in a row</text:p>
          </table:table-cell>
          <table:table-cell office:value-type="float" office:value="704002" calcext:value-type="float">
            <text:p>704002</text:p>
          </table:table-cell>
          <table:table-cell table:style-name="ce5" table:formula="of:=[.B29]/[.$B$24]*100%" office:value-type="percentage" office:value="0.0704002" calcext:value-type="percentage">
            <text:p>7.04%</text:p>
          </table:table-cell>
          <table:table-cell table:formula="of:=-[.B29]*[.$C$6]/[.$B$24]" office:value-type="float" office:value="-246.4007" calcext:value-type="float">
            <text:p>-246.4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table:formula="of:=[.$B$24]-SUM([.$B$25:.$B$29])" office:value-type="float" office:value="8456174" calcext:value-type="float">
            <text:p>8456174</text:p>
          </table:table-cell>
          <table:table-cell table:style-name="ce5" table:formula="of:=[.$B$30]/[.B$24]*100%" office:value-type="percentage" office:value="0.8456174" calcext:value-type="percentage">
            <text:p>84.56%</text:p>
          </table:table-cell>
          <table:table-cell table:formula="of:=-[.C7]*[.B30]/[.B24]" office:value-type="float" office:value="845.6174" calcext:value-type="float">
            <text:p>845.617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D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0:30:08.352334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11:31:02.801234667</meta:creation-date>
    <dc:date>2022-03-03T10:30:22.431153481</dc:date>
    <meta:editing-duration>PT1H55M57S</meta:editing-duration>
    <meta:editing-cycles>12</meta:editing-cycles>
    <meta:generator>LibreOffice/7.3.0.3$Linux_X86_64 LibreOffice_project/30$Build-3</meta:generator>
    <meta:document-statistic meta:table-count="1" meta:cell-count="98" meta:object-count="0"/>
  </office:meta>
</office:document-meta>
</file>